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ath</text:p>
          </table:table-cell>
          <table:table-cell office:value-type="string">
            <text:p>Health</text:p>
          </table:table-cell>
          <table:table-cell office:value-type="string">
            <text:p>Mana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Shield Armor</text:p>
          </table:table-cell>
          <table:table-cell office:value-type="string">
            <text:p>Wallet</text:p>
          </table:table-cell>
          <table:table-cell office:value-type="string">
            <text:p>Attack</text:p>
          </table:table-cell>
          <table:table-cell office:value-type="string">
            <text:p>Initiativ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rrio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serk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onk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leric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izar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orcer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hie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inja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ambler</text:p>
          </table:table-cell>
          <table:table-cell table:number-columns-repeated="5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appe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Knigh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lchemist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unt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yromanc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rapp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ryomanc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loodStarvedBeast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ultis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ycanthrop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Headles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Vampire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nisterMiniste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ar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ombi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12/01/2016</text:date>, <text:time>19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8:20:02.16</meta:creation-date>
    <dc:date>2016-12-01T19:01:25.24</dc:date>
    <meta:editing-duration>PT41M23S</meta:editing-duration>
    <meta:editing-cycles>2</meta:editing-cycles>
    <meta:generator>OpenOffice/4.1.3$Win32 OpenOffice.org_project/413m1$Build-9783</meta:generator>
    <meta:document-statistic meta:table-count="3" meta:cell-count="260" meta:object-count="0"/>
  </office:meta>
</office:document-meta>
</file>